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 table:style-name="Default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table:style-name="Default"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office:value-type="float" office:value="1.866" calcext:value-type="float">
            <text:p>1.86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office:value-type="float" office:value="6.03" calcext:value-type="float">
            <text:p>6.03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office:value-type="float" office:value="45.96" calcext:value-type="float">
            <text:p>45.9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office:value-type="float" office:value="10.2" calcext:value-type="float">
            <text:p>10.2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  <table:table-cell table:style-name="ce3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6T14:37:56.766264791</dc:date>
    <meta:editing-duration>PT11H35M33S</meta:editing-duration>
    <meta:editing-cycles>78</meta:editing-cycles>
    <meta:generator>LibreOffice/7.3.7.2$Linux_X86_64 LibreOffice_project/30$Build-2</meta:generator>
    <meta:document-statistic meta:table-count="1" meta:cell-count="279" meta:object-count="0"/>
  </office:meta>
</office:document-meta>
</file>